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52d" officeooo:paragraph-rsid="000be52d"/>
    </style:style>
    <style:style style:name="P2" style:family="paragraph" style:parent-style-name="Standard">
      <style:text-properties officeooo:rsid="000be52d" officeooo:paragraph-rsid="000fbcdb"/>
    </style:style>
    <style:style style:name="P3" style:family="paragraph" style:parent-style-name="Standard">
      <style:text-properties officeooo:rsid="000be52d" officeooo:paragraph-rsid="0011bc57"/>
    </style:style>
    <style:style style:name="P4" style:family="paragraph" style:parent-style-name="Standard">
      <style:text-properties officeooo:rsid="000de09d" officeooo:paragraph-rsid="000de09d"/>
    </style:style>
    <style:style style:name="P5" style:family="paragraph" style:parent-style-name="Standard">
      <style:text-properties officeooo:rsid="000faddd" officeooo:paragraph-rsid="000faddd"/>
    </style:style>
    <style:style style:name="P6" style:family="paragraph" style:parent-style-name="Standard">
      <style:text-properties officeooo:rsid="000fbcdb" officeooo:paragraph-rsid="000fbcdb"/>
    </style:style>
    <style:style style:name="P7" style:family="paragraph" style:parent-style-name="Standard">
      <style:text-properties officeooo:rsid="00105ca9" officeooo:paragraph-rsid="00105ca9"/>
    </style:style>
    <style:style style:name="P8" style:family="paragraph" style:parent-style-name="Standard">
      <style:text-properties officeooo:rsid="00105ca9" officeooo:paragraph-rsid="0011bc57"/>
    </style:style>
    <style:style style:name="P9" style:family="paragraph" style:parent-style-name="Standard">
      <style:text-properties officeooo:rsid="0010fc49" officeooo:paragraph-rsid="0010fc49"/>
    </style:style>
    <style:style style:name="P10" style:family="paragraph" style:parent-style-name="Standard">
      <style:text-properties officeooo:rsid="0010fc49" officeooo:paragraph-rsid="0011bc57"/>
    </style:style>
    <style:style style:name="P11" style:family="paragraph" style:parent-style-name="Standard">
      <style:text-properties officeooo:rsid="00124881" officeooo:paragraph-rsid="00124881"/>
    </style:style>
    <style:style style:name="P12" style:family="paragraph" style:parent-style-name="Standard">
      <style:text-properties officeooo:rsid="0018874d" officeooo:paragraph-rsid="0018874d"/>
    </style:style>
    <style:style style:name="P13" style:family="paragraph" style:parent-style-name="Standard">
      <style:text-properties officeooo:rsid="001b2f45" officeooo:paragraph-rsid="001b2f45"/>
    </style:style>
    <style:style style:name="P14" style:family="paragraph" style:parent-style-name="Standard">
      <style:text-properties officeooo:rsid="002077cd" officeooo:paragraph-rsid="002077cd"/>
    </style:style>
    <style:style style:name="P15" style:family="paragraph" style:parent-style-name="Standard">
      <style:text-properties officeooo:rsid="00224c9e" officeooo:paragraph-rsid="00224c9e"/>
    </style:style>
    <style:style style:name="P16" style:family="paragraph" style:parent-style-name="Standard">
      <style:text-properties officeooo:rsid="0022a43c" officeooo:paragraph-rsid="0022a43c"/>
    </style:style>
    <style:style style:name="P17" style:family="paragraph" style:parent-style-name="Standard">
      <style:text-properties officeooo:rsid="0024543b" officeooo:paragraph-rsid="0024543b"/>
    </style:style>
    <style:style style:name="T1" style:family="text">
      <style:text-properties officeooo:rsid="000faddd"/>
    </style:style>
    <style:style style:name="T2" style:family="text">
      <style:text-properties officeooo:rsid="000fbcdb"/>
    </style:style>
    <style:style style:name="T3" style:family="text">
      <style:text-properties officeooo:rsid="00105ca9"/>
    </style:style>
    <style:style style:name="T4" style:family="text">
      <style:text-properties officeooo:rsid="0010fc49"/>
    </style:style>
    <style:style style:name="T5" style:family="text">
      <style:text-properties officeooo:rsid="0011bc57"/>
    </style:style>
    <style:style style:name="T6" style:family="text">
      <style:text-properties officeooo:rsid="001b2f45"/>
    </style:style>
    <style:style style:name="T7" style:family="text">
      <style:text-properties officeooo:rsid="001df25c"/>
    </style:style>
    <style:style style:name="T8" style:family="text">
      <style:text-properties officeooo:rsid="001f4393"/>
    </style:style>
    <style:style style:name="T9" style:family="text">
      <style:text-properties officeooo:rsid="002077cd"/>
    </style:style>
    <style:style style:name="T10" style:family="text">
      <style:text-properties officeooo:rsid="00208e03"/>
    </style:style>
    <style:style style:name="T11" style:family="text">
      <style:text-properties officeooo:rsid="00224c9e"/>
    </style:style>
    <style:style style:name="T12" style:family="text">
      <style:text-properties officeooo:rsid="0024543b"/>
    </style:style>
    <style:style style:name="T13" style:family="text">
      <style:text-properties officeooo:rsid="002455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">current idea - </text:p>
      <text:p text:style-name="P6">1. Motion sensors and wifi module in one package – to detect motion and inform to raspi. -</text:p>
      <text:p text:style-name="P6">2. Camera module <text:span text:style-name="T3">with wifi. - to give control to user to see live image/video or capture image automatically during evidence of intruder.</text:span></text:p>
      <text:p text:style-name="P10"><text:span text:style-name="T5">3.</text:span> Relay to control light + Alarm – Relay to be controlled by wifi – trigger should come from Raspi <text:s/>- can be connected with external battery in case of power cut</text:p>
      <text:p text:style-name="P7"><text:span text:style-name="T5">4</text:span> Alarm – <text:span text:style-name="T4">customized alarm (e.g Alexa)/multiple frequency alarm – alert neighbours/intruder depending on severity(input from camera)</text:span></text:p>
      <text:p text:style-name="P9">5. Magn<text:span text:style-name="T5">e</text:span>tic door is for <text:span text:style-name="T5">additional saftey – in case of forcible enter.</text:span></text:p>
      <text:p text:style-name="P7"/>
      <text:p text:style-name="P2"/>
      <text:p text:style-name="P6">open points-(HW)</text:p>
      <text:p text:style-name="P7">1.<text:span text:style-name="T2"> </text:span>sensor settings/adjustment should be userfriendly – <text:span text:style-name="T4">check possiblity to control from App.</text:span></text:p>
      <text:p text:style-name="P7">2. Mounting of sensors. </text:p>
      <text:p text:style-name="P4"><text:span text:style-name="T3">3</text:span> AIR/PIR can be together or keep separately - <text:span text:style-name="T3">pros/cons</text:span></text:p>
      <text:p text:style-name="P4"><text:span text:style-name="T3">4. pros/cons</text:span> <text:span text:style-name="T3">of having </text:span>Sensors <text:s/><text:span text:style-name="T3">along </text:span>with chip or without chip – Costing/battery/efficiency</text:p>
      <text:p text:style-name="P7">5. Camera module to be connected along with motion sensor package or separately?</text:p>
      <text:p text:style-name="P9">6. Check feasiblity of customized alarm(human voice)</text:p>
      <text:p text:style-name="P4">3. ESP32 – p<text:span text:style-name="T1">ros/cons - p</text:span>ower usage</text:p>
      <text:p text:style-name="P4">4. PCB – with plug and play kind of interface – interfface from all GPIO pins of ESP32 – so that we can directly connect sensors.(with hybrid connection – battery+Electricity) <text:span text:style-name="T1">along with Camera.</text:span></text:p>
      <text:p text:style-name="P4">5. Separate unit for ALARM – with hybrid connection (battey+Electricity)</text:p>
      <text:p text:style-name="P4">6. Camera <text:span text:style-name="T1">feasiblity.</text:span></text:p>
      <text:p text:style-name="P4"/>
      <text:p text:style-name="P8">open points(SW) - <text:span text:style-name="T9">KW39</text:span></text:p>
      <text:p text:style-name="P3">1. in HTML <text:s/>Forms - &gt; after submit button ahow to run any random python script? - CP <text:s/>-<text:span text:style-name="T12">done</text:span></text:p>
      <text:p text:style-name="P3">2.Login page – NM-<text:span text:style-name="T8">done</text:span></text:p>
      <text:p text:style-name="P3">3. to run django server from any random dynamic IP address – CP - <text:span text:style-name="T8">pending</text:span></text:p>
      <text:p text:style-name="P3">4. Show graph in HTML – NM <text:span text:style-name="T6">(not urgent)</text:span></text:p>
      <text:p text:style-name="P3">5. Show images/Videos in HTML <text:s/>-NM – <text:span text:style-name="T8">done</text:span></text:p>
      <text:p text:style-name="P11">6. Memory managment of <text:s/>Raspi – e..g. delete video/image after certain stipulated time. - <text:span text:style-name="T6">CP(not urgent)</text:span></text:p>
      <text:p text:style-name="P13">7. <text:span text:style-name="T7">shell script</text:span> file placement – CP -<text:span text:style-name="T8">pending</text:span></text:p>
      <text:p text:style-name="P13"/>
      <text:p text:style-name="P14">open points(KW40)</text:p>
      <text:p text:style-name="P14">1. Check behaviour of PIR sensors in sunlight – NM</text:p>
      <text:p text:style-name="P14">2. Read working <text:span text:style-name="T13">p</text:span>rinciple of PIR sensor – CP</text:p>
      <text:p text:style-name="P14">3. <text:s/><text:span text:style-name="T10">WSGI workings in settings.py - </text:span><text:span text:style-name="T11">CP</text:span></text:p>
      <text:p text:style-name="P15">4. <text:s/>how any normal class in model can be linked to admin.how any attribute of model class can be seen in admin page – Nm</text:p>
      <text:p text:style-name="P15">5. Pending point from last week – CP</text:p>
      <text:p text:style-name="P15">6. Requirment sheet completion – CP and NM</text:p>
      <text:p text:style-name="P16">7. GitHub – project setup -NM -<text:span text:style-name="T13">done</text:span></text:p>
      <text:p text:style-name="P17">8. open a python module to any other python module – NM – done</text:p>
      <text:p text:style-name="P17">9. Try a video and image from HTML once logged in. -NM</text:p>
      <text:p text:style-name="P12"/>
      <text:p text:style-name="P5"/>
      <text:p text:style-name="P5"/>
      <text:p text:style-name="P5"/>
      <text:p text:style-name="P5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23:09:41.117566568</meta:creation-date>
    <meta:editing-duration>PT1H27M59S</meta:editing-duration>
    <meta:editing-cycles>12</meta:editing-cycles>
    <meta:generator>LibreOffice/6.4.5.2$Linux_X86_64 LibreOffice_project/40$Build-2</meta:generator>
    <dc:date>2020-10-02T22:54:32.192832760</dc:date>
    <meta:document-statistic meta:table-count="0" meta:image-count="0" meta:object-count="0" meta:page-count="2" meta:paragraph-count="35" meta:word-count="378" meta:character-count="2272" meta:non-whitespace-character-count="1891"/>
  </office:meta>
</office:document-meta>
</file>